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22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Mens. 11/2024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NF 13165 - mens. 11/2024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Mens. 12/2024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NF 13179 - mens. 12/2024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1-15" calcext:value-type="date">
            <text:p>15/01/2025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Mens. 01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NF 13192 - mens. 01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05" calcext:value-type="date">
            <text:p>05/03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Mens. 02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28" calcext:value-type="date">
            <text:p>28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NF 13205 - mens. 02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3-28" calcext:value-type="date">
            <text:p>28/03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Mens. 03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4-28" calcext:value-type="date">
            <text:p>28/04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NF 13218 - mens. 03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4-28" calcext:value-type="date">
            <text:p>28/04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Mens. 04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5-29" calcext:value-type="date">
            <text:p>29/05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NF 13232 - mens. 04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5-29" calcext:value-type="date">
            <text:p>29/05/2025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Mens. 05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4]-[.F1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NF 13246 - mens. 05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5]-[.F1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Mens. 06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8-06" calcext:value-type="date">
            <text:p>06/08/2025</text:p>
          </table:table-cell>
          <table:table-cell table:style-name="ce52" table:formula="of:=[.C16]-[.F1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NF 13260 - mens. 06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23" office:value-type="date" office:date-value="2025-08-06" calcext:value-type="date">
            <text:p>06/08/2025</text:p>
          </table:table-cell>
          <table:table-cell table:style-name="ce52" table:formula="of:=[.C17]-[.F1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46" office:value-type="string" calcext:value-type="string">
            <text:p>Mens. 07/2025 (A.C.)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18]-[.F18]" office:value-type="float" office:value="1000" calcext:value-type="float">
            <text:p>1.0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46" office:value-type="string" calcext:value-type="string">
            <text:p>NF 13274 - mens. 07/2025</text:p>
          </table:table-cell>
          <table:table-cell table:style-name="ce52" office:value-type="float" office:value="1000" calcext:value-type="float">
            <text:p>1.0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19]-[.F19]" office:value-type="float" office:value="1000" calcext:value-type="float">
            <text:p>1.0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19])" office:value-type="float" office:value="2000" calcext:value-type="float">
            <text:p>2.000,00</text:p>
          </table:table-cell>
          <table:table-cell table:style-name="ce56"/>
          <table:table-cell table:style-name="ce63" table:number-columns-repeated="55"/>
        </table:table-row>
        <table:table-row table:style-name="ro3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1016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">
      <number:text>-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"""""""""""""""</number:text>
      <number:number number:decimal-places="0" number:min-decimal-places="0" number:min-integer-digits="1" number:grouping="true"/>
    </number:number-style>
    <number:number-style style:name="N147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3">
      <number:text>R$-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R$"</number:text>
      <number:number number:decimal-places="0" number:min-decimal-places="0" number:min-integer-digits="0"/>
      <number:text>"</number:text>
    </number:number-style>
    <number:currency-style style:name="N15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7P0"/>
    </number:currency-style>
    <number:number-style style:name="N159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59">
      <number:text>(</number:text>
      <number:currency-symbol/>
      <number:text>\,)</number:text>
      <style:map style:condition="value()&gt;=0" style:apply-style-name="N159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7">00/00/0000</text:date></text:span><text:span text:style-name="MT2"><text:s/>- </text:span><text:span text:style-name="MT2"><text:time style:data-style-name="N2" text:time-value="08:56:19.614000000">00:00:00</text:time></text:span><text:span text:style-name="MT2"><text:s/></text:span></text:p>
        </style:region-center>
        <style:region-right>
          <text:p><text:span text:style-name="MT4">Ibifolhas Comércio de Hortifruti Ltda.</text:span></text:p>
          <text:p><text:span text:style-name="MT2">Sr. Kajiro / Sra. Rumy - Tel.: 3249-2649 / 3249-115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bifolhas Comércio de Hortifruti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 style:data-style-name="N2" text:time-value="08:56:19.61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50:15</meta:creation-date>
    <dc:date>2025-08-07T08:57:31.433000000</dc:date>
    <dc:language>pt-PT</dc:language>
    <meta:editing-cycles>597</meta:editing-cycles>
    <meta:editing-duration>PT15H44M13S</meta:editing-duration>
    <meta:document-statistic meta:table-count="1" meta:cell-count="134" meta:object-count="0"/>
    <meta:user-defined meta:name="Info 0"/>
    <meta:user-defined meta:name="Info 1"/>
    <meta:user-defined meta:name="Info 2"/>
    <meta:user-defined meta:name="Info 3"/>
  </office:meta>
</office:document-meta>
</file>